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caab" officeooo:paragraph-rsid="0014caab"/>
    </style:style>
    <style:style style:name="P2" style:family="paragraph" style:parent-style-name="Text_20_body">
      <style:text-properties officeooo:rsid="0014caab" officeooo:paragraph-rsid="0014caab"/>
    </style:style>
    <style:style style:name="P3" style:family="paragraph" style:parent-style-name="Text_20_body">
      <style:text-properties officeooo:rsid="00155dc6" officeooo:paragraph-rsid="00155dc6"/>
    </style:style>
    <style:style style:name="P4" style:family="paragraph" style:parent-style-name="Text_20_body">
      <style:text-properties officeooo:rsid="0015a594" officeooo:paragraph-rsid="0015a594"/>
    </style:style>
    <style:style style:name="P5" style:family="paragraph" style:parent-style-name="Text_20_body">
      <style:text-properties officeooo:rsid="0015c992" officeooo:paragraph-rsid="0015c992"/>
    </style:style>
    <style:style style:name="P6" style:family="paragraph" style:parent-style-name="Text_20_body">
      <style:text-properties officeooo:rsid="0015c992" officeooo:paragraph-rsid="00155dc6"/>
    </style:style>
    <style:style style:name="P7" style:family="paragraph" style:parent-style-name="Heading_20_2">
      <style:paragraph-properties fo:break-before="page"/>
    </style:style>
    <style:style style:name="T1" style:family="text">
      <style:text-properties officeooo:rsid="00155dc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5c992"/>
    </style:style>
    <style:style style:name="T4" style:family="text">
      <style:text-properties officeooo:rsid="0015c9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Øving 14 TDAT1005</text:h>
      <text:p text:style-name="P1"/>
      <text:h text:style-name="Heading_20_2" text:outline-level="2">Oppgave1</text:h>
      <text:p text:style-name="P1"/>
      <text:h text:style-name="Heading_20_3" text:outline-level="3">a)</text:h>
      <text:p text:style-name="P1">1NF, siden alle kolonner inneholder kun 1 data, men ikke 2NF siden flere blir avhengige av andre for å eksistere, f.eks. Kan risikere å slette all info om et fag hvis ingen har faget.</text:p>
      <text:p text:style-name="P1"/>
      <text:h text:style-name="Heading_20_3" text:outline-level="3">b)</text:h>
      <text:p text:style-name="P2">Informasjon kan forsvinne ved sletting av linjer, <text:span text:style-name="T1">og du får mye dobbeltlagring av informasjon.</text:span></text:p>
      <text:p text:style-name="P5">Vanskelig å endre informasjon om f.eks. Kurs og eksamener når informasjonen er så spredd i samme tabell.</text:p>
      <text:p text:style-name="P2"/>
      <text:h text:style-name="Heading_20_3" text:outline-level="3">c)</text:h>
      <text:p text:style-name="P4">Hver student har et unikt ssn, et navn og en adresse</text:p>
      <text:p text:style-name="P4">hver student kan ta flere kurs og ha en studieretning</text:p>
      <text:p text:style-name="P4">hver studieretning har flere kurs og flere studenter</text:p>
      <text:p text:style-name="P4">hvert kurs har en eksamen og en kursid og et kursnavn</text:p>
      <text:p text:style-name="P3">(navn*, adresse, <text:span text:style-name="T2">ssn</text:span> <text:span text:style-name="T4">)</text:span></text:p>
      <text:p text:style-name="P3">(ssn*, <text:span text:style-name="T2">kursid</text:span>, <text:span text:style-name="T2">st_retning</text:span><text:span text:style-name="T3">)</text:span></text:p>
      <text:p text:style-name="P3">(Kursid*, kursnavn, eksdato<text:span text:style-name="T4">)</text:span></text:p>
      <text:p text:style-name="P3">(st_retning*, kl_navn<text:span text:style-name="T4">)</text:span></text:p>
      <text:p text:style-name="P6"/>
      <text:h text:style-name="P7" text:outline-level="2">Oppgave 2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0:14:00.447492545</meta:creation-date>
    <meta:editing-duration>PT50S</meta:editing-duration>
    <meta:editing-cycles>2</meta:editing-cycles>
    <meta:generator>LibreOffice/6.0.7.3$Linux_X86_64 LibreOffice_project/00m0$Build-3</meta:generator>
    <dc:date>2019-02-26T10:14:38.989131662</dc:date>
    <meta:document-statistic meta:table-count="0" meta:image-count="0" meta:object-count="0" meta:page-count="2" meta:paragraph-count="17" meta:word-count="126" meta:character-count="729" meta:non-whitespace-character-count="620"/>
  </office:meta>
</office:document-meta>
</file>